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ru" fo:country="RU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text-properties fo:font-size="18pt" fo:language="ru" fo:country="RU" style:font-size-asian="18pt" style:font-size-complex="18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text-properties fo:language="en" fo:country="U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stmas Dino</text:p>
      <text:p text:style-name="Standard"/>
      <text:p text:style-name="Standard"><text:span text:style-name="T3">Игра гугл динозаврик со своими особенностями и фишками.</text:span><text:line-break/><text:line-break/><text:span text:style-name="T1">Применённые технологии</text:span></text:p>
      <text:p text:style-name="P1"/>
      <text:p text:style-name="P7"><text:span text:style-name="T4">Cristmas dino</text:span> —<text:span text:style-name="T3"> это </text:span>2D игра <text:span text:style-name="T3">в жанре ранер, созданная с помощью библиотеки </text:span>pygame<text:span text:style-name="T3">.</text:span></text:p>
      <text:p text:style-name="P5"/>
      <text:p text:style-name="P5">При запуске программы открывается главное меню, откуда можно выйти в настройки, статистику, свободную игру и уровни.</text:p>
      <text:p text:style-name="P5"/>
      <text:p text:style-name="P7"><text:span text:style-name="T3">Использованные библиотеки:<text:line-break/></text:span>os —<text:span text:style-name="T3"> для загрузки изображений<text:line-break/></text:span>sys – <text:span text:style-name="T3">для завершения работы<text:line-break/></text:span>pygame – <text:span text:style-name="T3">для интерфейса и т. д.<text:line-break/>r</text:span>andom – <text:span text:style-name="T3">для случайного создания препятствий в свободном режиме.</text:span></text:p>
      <text:p text:style-name="P5"/>
      <text:p text:style-name="P7"><text:span text:style-name="T3">При стандартном (не изменённом) управлении:<text:line-break/>Пробел — заставляет персонажа прыгнуть<text:line-break/></text:span>Shift – <text:span text:style-name="T3">заставляет персонажа лечь</text:span></text:p>
      <text:p text:style-name="P7"><text:span text:style-name="T3"/></text:p>
      <text:p text:style-name="P7"><text:span text:style-name="T3">Загрузка уровней:</text:span></text:p>
      <text:p text:style-name="P7"><text:span text:style-name="T3">Состоит из последовательных элементов, разделённых тире (-)<text:line-break/>Чередуется число (расстояние, на котором появляется препятствие) и тип препятствия.</text:span></text:p>
      <text:p text:style-name="P7">S – <text:span text:style-name="T3">снеговик 1 (количество </text:span>S – <text:span text:style-name="T3">количество препятствий в 1 месте)</text:span></text:p>
      <text:p text:style-name="P7">s – <text:span text:style-name="T3">снеговик 2 (количество s</text:span> – <text:span text:style-name="T3">количество препятствий в 1 месте)</text:span></text:p>
      <text:p text:style-name="P7">c – <text:span text:style-name="T3">сугроб (количество c</text:span> – <text:span text:style-name="T3">количество препятствий в 1 месте)</text:span></text:p>
      <text:p text:style-name="P7">T – <text:span text:style-name="T3">дерево 1 (количество T</text:span> – <text:span text:style-name="T3">количество препятствий в 1 месте)</text:span></text:p>
      <text:p text:style-name="P7">t – <text:span text:style-name="T3">дерево 2 (количество t</text:span> – <text:span text:style-name="T3">количество препятствий в 1 месте)</text:span></text:p>
      <text:p text:style-name="P7">P1 – <text:span text:style-name="T3">дед мороз в средней позиции (если </text:span>P0 <text:span text:style-name="T3">или </text:span>P2, <text:span text:style-name="T3">то в позиции сверху и снизу соответственно)</text:span></text:p>
      <text:p text:style-name="Standard"/>
      <text:p text:style-name="P4">Запуск</text:p>
      <text:p text:style-name="P4"/>
      <text:p text:style-name="P5">Программу можно запустить двумя способами:<text:line-break/>1. Запустить файл <text:span text:style-name="T2">main.py<text:line-break/></text:span>2. Запустить файл <text:span text:style-name="T2">main.exe </text:span>(пока что отсутствует)</text:p>
      <text:p text:style-name="P5"/>
      <text:p text:style-name="P4">Использование</text:p>
      <text:p text:style-name="P4"/>
      <text:p text:style-name="P2">После запуска откроется окно. </text:p>
      <text:p text:style-name="P2"/>
      <text:p text:style-name="P2">Можно зайти в настройки (левый верхний угол) и изменить управление. Чтобы вернуться на главный экран нужно нажать <text:span text:style-name="T2">Esc.</text:span></text:p>
      <text:p text:style-name="P3"/>
      <text:p text:style-name="P2">Можно зайти в статистику (правый верхний угол) и посмотреть ваш лучший, средний и худший результат, сумму очков, а так же количество игр. При этом учитываются только забеги в свободном режиме.</text:p>
      <text:p text:style-name="P2"/>
      <text:p text:style-name="P2"><text:soft-page-break/>Можно зайти в свободный режим (левая кнопка по центру). В нём персонаж бежит бесконечно, пока не заденет «кактус» или «птерадактеля». Препятствия так же появляются бесконечно и двигаются с «игровой скоростью» пока не дойдут до края экрана, а потом удаляются. При этом скорость игры увеличивается со временем. Можно выйти в любой момент, нажав <text:span text:style-name="T2">Esc. </text:span>При этом результат забега не сохраниться. После «смерти» персонажа высвечивается окно со счётом и лучшим результатом. После этого можно возродиться, нажав на пробел.</text:p>
      <text:p text:style-name="P2"/>
      <text:p text:style-name="P2">Режим уровней пока что отсутству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8M27S</meta:editing-duration>
    <meta:editing-cycles>17</meta:editing-cycles>
    <meta:generator>OpenOffice/4.1.15$Win32 OpenOffice.org_project/4115m2$Build-9813</meta:generator>
    <dc:date>2024-01-17T18:20:58.15</dc:date>
    <dc:creator>матвей буди</dc:creator>
    <meta:document-statistic meta:table-count="0" meta:image-count="0" meta:object-count="0" meta:page-count="2" meta:paragraph-count="22" meta:word-count="332" meta:character-count="2176"/>
    <meta:user-defined meta:name="Info 1"/>
    <meta:user-defined meta:name="Info 2"/>
    <meta:user-defined meta:name="Info 3"/>
    <meta:user-defined meta:name="Info 4"/>
  </office:meta>
</office:document-meta>
</file>